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line-through-style="none"/>
    </style:style>
    <style:style style:name="P8" style:family="paragraph" style:parent-style-name="Standard">
      <style:text-properties style:text-line-through-style="none" style:font-size-asian="10.5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style:text-position="0% 100%" fo:font-weight="bold" style:font-weight-asian="bold" style:font-weight-complex="bold"/>
    </style:style>
    <style:style style:name="P14" style:family="paragraph" style:parent-style-name="Standard">
      <style:text-properties style:text-position="0% 100%" fo:font-weight="normal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8"><text:span text:style-name="T1">2<text:tab/>Word<text:tab/>UART_CLKDIV</text:span> – clock divisor for the baud rate generator.</text:p>
      <text:p text:style-name="P8"><text:tab/><text:tab/>For a 112.5 MHz sysclk, 115,200 baud, use 112,500,000 / 115,200 = 976 (0x3d0)</text:p>
      <text:p text:style-name="P7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0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"><text:tab/>SPI (SD-card):</text:p>
      <text:p text:style-name="P1"/>
      <text:p text:style-name="P1">20<text:tab/>SPI register</text:p>
      <text:p text:style-name="P9"><text:tab/>Read</text:p>
      <text:p text:style-name="P9"><text:tab/><text:tab/>Bits 7 downto 0: Data received from a single 8-bit SPI transaction with the SD card</text:p>
      <text:p text:style-name="P9"><text:tab/>Write</text:p>
      <text:p text:style-name="P9"><text:tab/><text:tab/>Writing to this register triggers an SPI transaction.</text:p>
      <text:p text:style-name="P9"><text:tab/><text:tab/>The byte written to the lower 8 bits is sent to the SPI device,</text:p>
      <text:p text:style-name="P9"><text:tab/><text:tab/>and the 8-bit reply to the previous transaction is received</text:p>
      <text:p text:style-name="P9"><text:tab/><text:tab/>and make available for reading.</text:p>
      <text:p text:style-name="P9"/>
      <text:p text:style-name="P13">22<text:tab/>SPI CS register</text:p>
      <text:p text:style-name="P6"><text:tab/>Read</text:p>
      <text:p text:style-name="P6"><text:tab/><text:tab/>Bit 15 Busy – 1 if an SPI transaction is in progress</text:p>
      <text:p text:style-name="P9"><text:tab/>Write</text:p>
      <text:p text:style-name="P9"><text:tab/><text:tab/>Bit 0 <text:s/>SD select – 1 for active, 0 for inactive. (inverted with respect to the <text:s/>CS line)</text:p>
      <text:p text:style-name="P9"/>
      <text:p text:style-name="P1">24<text:tab/>Blocking SPI register</text:p>
      <text:p text:style-name="P9"><text:tab/>Behaves exactly as register 20, except the transaction is delayed (and the cpu</text:p>
      <text:p text:style-name="P9"><text:tab/>paused) until SPI CS-&gt;Busy is low, eliminating the need to poll in software.</text:p>
      <text:p text:style-name="P9"/>
      <text:p text:style-name="P1"><text:soft-page-break/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7-28T11:02:25.81</dc:date>
    <meta:editing-duration>PT36M30S</meta:editing-duration>
    <meta:editing-cycles>18</meta:editing-cycles>
    <meta:generator>LibreOffice/3.5$Windows_x86 LibreOffice_project/165a79a-7059095-e13bb37-fef39a4-9503d18</meta:generator>
    <meta:document-statistic meta:table-count="0" meta:image-count="0" meta:object-count="0" meta:page-count="4" meta:paragraph-count="110" meta:word-count="858" meta:character-count="4600" meta:non-whitespace-character-count="3722"/>
  </office:meta>
</office:document-meta>
</file>